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181in"/>
    </style:style>
    <style:style style:name="co2" style:family="table-column">
      <style:table-column-properties fo:break-before="auto" style:column-width="1.5598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8472in"/>
    </style:style>
    <style:style style:name="co5" style:family="table-column">
      <style:table-column-properties fo:break-before="auto" style:column-width="2.3929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2.2354in"/>
    </style:style>
    <style:style style:name="co8" style:family="table-column">
      <style:table-column-properties fo:break-before="auto" style:column-width="1.1783in"/>
    </style:style>
    <style:style style:name="co9" style:family="table-column">
      <style:table-column-properties fo:break-before="auto" style:column-width="2.2618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2.7819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0.8598in"/>
    </style:style>
    <style:style style:name="co14" style:family="table-column">
      <style:table-column-properties fo:break-before="auto" style:column-width="2.6244in"/>
    </style:style>
    <style:style style:name="co15" style:family="table-column">
      <style:table-column-properties fo:break-before="auto" style:column-width="0.9256in"/>
    </style:style>
    <style:style style:name="co16" style:family="table-column">
      <style:table-column-properties fo:break-before="auto" style:column-width="1.9854in"/>
    </style:style>
    <style:style style:name="co17" style:family="table-column">
      <style:table-column-properties fo:break-before="auto" style:column-width="0.8929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font-name="Arial" style:font-name-asian="Arial Unicode MS" style:font-name-complex="Arial Unicode MS"/>
    </style:style>
    <style:style style:name="ce5" style:family="table-cell" style:parent-style-name="Default" style:data-style-name="N84">
      <style:text-properties style:font-name="Arial" fo:font-weight="bold" style:font-name-asian="Arial Unicode MS" style:font-weight-asian="bold" style:font-name-complex="Arial Unicode MS" style:font-weight-complex="bold"/>
    </style:style>
    <style:style style:name="ce6" style:family="table-cell" style:parent-style-name="Default" style:data-style-name="N41"/>
    <style:style style:name="ce7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8" table:number-columns-repeated="9" table:default-cell-style-name="Default"/>
        <table:table-row table:style-name="ro1">
          <table:table-cell table:style-name="ce1" office:value-type="string" calcext:value-type="string">
            <text:p>Daily index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11" calcext:value-type="float">
            <text:p>11</text:p>
          </table:table-cell>
          <table:table-cell table:style-name="ce3" table:number-columns-repeated="2"/>
          <table:table-cell table:style-name="ce3" office:value-type="float" office:value="12" calcext:value-type="float">
            <text:p>12</text:p>
          </table:table-cell>
          <table:table-cell table:style-name="ce3" table:number-columns-repeated="2"/>
          <table:table-cell table:style-name="ce3" office:value-type="float" office:value="13" calcext:value-type="float">
            <text:p>13</text:p>
          </table:table-cell>
          <table:table-cell table:style-name="ce3" table:number-columns-repeated="2"/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office:value-type="float" office:value="17" calcext:value-type="float">
            <text:p>17</text:p>
          </table:table-cell>
          <table:table-cell table:style-name="ce3" table:number-columns-repeated="2"/>
          <table:table-cell table:style-name="ce3" office:value-type="float" office:value="18" calcext:value-type="float">
            <text:p>18</text:p>
          </table:table-cell>
          <table:table-cell table:style-name="ce3" table:number-columns-repeated="2"/>
          <table:table-cell table:style-name="ce3" office:value-type="float" office:value="19" calcext:value-type="float">
            <text:p>19</text:p>
          </table:table-cell>
          <table:table-cell table:style-name="ce3" table:number-columns-repeated="2"/>
          <table:table-cell table:style-name="ce3" office:value-type="float" office:value="20" calcext:value-type="float">
            <text:p>20</text:p>
          </table:table-cell>
          <table:table-cell table:style-name="ce3" table:number-columns-repeated="10"/>
        </table:table-row>
        <table:table-row table:style-name="ro1">
          <table:table-cell table:style-name="ce1" office:value-type="string" calcext:value-type="string">
            <text:p>Daily date</text:p>
          </table:table-cell>
          <table:table-cell table:style-name="ce4" office:value-type="date" office:date-value="2015-12-08" calcext:value-type="date">
            <text:p>2015-12-08</text:p>
          </table:table-cell>
          <table:table-cell table:style-name="ce4" table:number-columns-repeated="2"/>
          <table:table-cell table:style-name="ce7" office:value-type="date" office:date-value="2015-12-09" calcext:value-type="date">
            <text:p>2015-12-09</text:p>
          </table:table-cell>
          <table:table-cell table:style-name="ce7" table:number-columns-repeated="2"/>
          <table:table-cell table:style-name="ce7" office:value-type="date" office:date-value="2015-12-10" calcext:value-type="date">
            <text:p>2015-12-10</text:p>
          </table:table-cell>
          <table:table-cell table:style-name="ce7" table:number-columns-repeated="2"/>
          <table:table-cell table:style-name="ce7" office:value-type="date" office:date-value="2015-12-11" calcext:value-type="date">
            <text:p>2015-12-11</text:p>
          </table:table-cell>
          <table:table-cell table:style-name="ce7" table:number-columns-repeated="2"/>
          <table:table-cell table:style-name="ce7" office:value-type="date" office:date-value="2015-12-14" calcext:value-type="date">
            <text:p>2015-12-14</text:p>
          </table:table-cell>
          <table:table-cell table:style-name="ce7" table:number-columns-repeated="2"/>
          <table:table-cell table:style-name="ce7" office:value-type="date" office:date-value="2015-12-15" calcext:value-type="date">
            <text:p>2015-12-15</text:p>
          </table:table-cell>
          <table:table-cell table:style-name="ce7" table:number-columns-repeated="2"/>
          <table:table-cell table:style-name="ce7" office:value-type="date" office:date-value="2015-12-16" calcext:value-type="date">
            <text:p>2015-12-16</text:p>
          </table:table-cell>
          <table:table-cell table:style-name="ce7" table:number-columns-repeated="2"/>
          <table:table-cell table:style-name="ce7" office:value-type="date" office:date-value="2015-12-17" calcext:value-type="date">
            <text:p>2015-12-17</text:p>
          </table:table-cell>
          <table:table-cell table:style-name="ce7" table:number-columns-repeated="2"/>
          <table:table-cell table:style-name="ce7" office:value-type="date" office:date-value="2015-12-18" calcext:value-type="date">
            <text:p>2015-12-18</text:p>
          </table:table-cell>
          <table:table-cell table:style-name="ce7" table:number-columns-repeated="2"/>
          <table:table-cell table:style-name="ce7" office:value-type="date" office:date-value="2015-12-21" calcext:value-type="date">
            <text:p>2015-12-21</text:p>
          </table:table-cell>
          <table:table-cell table:style-name="ce7" table:number-columns-repeated="2"/>
          <table:table-cell table:style-name="ce7" office:value-type="date" office:date-value="2015-12-22" calcext:value-type="date">
            <text:p>2015-12-22</text:p>
          </table:table-cell>
          <table:table-cell table:style-name="ce7" table:number-columns-repeated="2"/>
          <table:table-cell table:style-name="ce7" office:value-type="date" office:date-value="2016-01-07" calcext:value-type="date">
            <text:p>2016-01-07</text:p>
          </table:table-cell>
          <table:table-cell table:style-name="ce7" table:number-columns-repeated="2"/>
          <table:table-cell table:style-name="ce7" office:value-type="date" office:date-value="2016-01-08" calcext:value-type="date">
            <text:p>2016-01-08</text:p>
          </table:table-cell>
          <table:table-cell table:style-name="ce7" table:number-columns-repeated="2"/>
          <table:table-cell table:style-name="ce7" office:value-type="date" office:date-value="2016-01-11" calcext:value-type="date">
            <text:p>2016-01-11</text:p>
          </table:table-cell>
          <table:table-cell table:style-name="ce7" table:number-columns-repeated="2"/>
          <table:table-cell table:style-name="ce7" office:value-type="date" office:date-value="2016-01-12" calcext:value-type="date">
            <text:p>2016-01-12</text:p>
          </table:table-cell>
          <table:table-cell table:style-name="ce7" table:number-columns-repeated="2"/>
          <table:table-cell table:style-name="ce7" office:value-type="date" office:date-value="2016-01-13" calcext:value-type="date">
            <text:p>2016-01-13</text:p>
          </table:table-cell>
          <table:table-cell table:style-name="ce7" table:number-columns-repeated="2"/>
          <table:table-cell table:style-name="ce7" office:value-type="date" office:date-value="2016-01-14" calcext:value-type="date">
            <text:p>2016-01-14</text:p>
          </table:table-cell>
          <table:table-cell table:style-name="ce7" table:number-columns-repeated="2"/>
          <table:table-cell table:style-name="ce7" office:value-type="date" office:date-value="2016-01-15" calcext:value-type="date">
            <text:p>2016-01-15</text:p>
          </table:table-cell>
          <table:table-cell table:style-name="ce7" table:number-columns-repeated="2"/>
          <table:table-cell table:style-name="ce7" office:value-type="date" office:date-value="2016-01-18" calcext:value-type="date">
            <text:p>2016-01-18</text:p>
          </table:table-cell>
          <table:table-cell table:style-name="ce7" table:number-columns-repeated="2"/>
          <table:table-cell table:style-name="ce7" office:value-type="date" office:date-value="2016-01-19" calcext:value-type="date">
            <text:p>2016-01-19</text:p>
          </table:table-cell>
          <table:table-cell table:style-name="ce3" table:number-columns-repeated="10"/>
        </table:table-row>
        <table:table-row table:style-name="ro1">
          <table:table-cell table:style-name="ce2"/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2" office:value-type="string" calcext:value-type="string">
            <text:p>Time spent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Outline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2M02S" calcext:value-type="time">
            <text:p>00:02:02</text:p>
          </table:table-cell>
          <table:table-cell table:style-name="ce6" table:formula="of:=[.C5]-[.C4]" office:value-type="time" office:time-value="PT00H12M28S" calcext:value-type="time">
            <text:p>00:12:28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1S" calcext:value-type="time">
            <text:p>00:01:11</text:p>
          </table:table-cell>
          <table:table-cell table:style-name="ce6" table:formula="of:=[.F5]-[.F4]" office:value-type="time" office:time-value="PT00H08M59S" calcext:value-type="time">
            <text:p>00:08:59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40S" calcext:value-type="time">
            <text:p>00:00:40</text:p>
          </table:table-cell>
          <table:table-cell table:style-name="ce6" table:formula="of:=[.I5]-[.I4]" office:value-type="time" office:time-value="PT00H10M45S" calcext:value-type="time">
            <text:p>00:10:4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00S" calcext:value-type="time">
            <text:p>00:00:00</text:p>
          </table:table-cell>
          <table:table-cell table:style-name="ce6" table:formula="of:=[.L5]-[.L4]" office:value-type="time" office:time-value="PT00H04M40S" calcext:value-type="time">
            <text:p>00:04:4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9S" calcext:value-type="time">
            <text:p>00:00:19</text:p>
          </table:table-cell>
          <table:table-cell table:style-name="ce6" table:formula="of:=[.O5]-[.O4]" office:value-type="time" office:time-value="PT00H07M56S" calcext:value-type="time">
            <text:p>00:07:56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0M07S" calcext:value-type="time">
            <text:p>00:00:07</text:p>
          </table:table-cell>
          <table:table-cell table:style-name="ce6" table:formula="of:=[.R5]-[.R4]" office:value-type="time" office:time-value="PT00H07M23S" calcext:value-type="time">
            <text:p>00:07:23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3S" calcext:value-type="time">
            <text:p>00:00:13</text:p>
          </table:table-cell>
          <table:table-cell table:style-name="ce6" table:formula="of:=[.U5]-[.U4]" office:value-type="time" office:time-value="PT00H03M17S" calcext:value-type="time">
            <text:p>00:03:1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0S" calcext:value-type="time">
            <text:p>00:00:20</text:p>
          </table:table-cell>
          <table:table-cell table:style-name="ce6" table:formula="of:=[.X5]-[.X4]" office:value-type="time" office:time-value="PT00H06M25S" calcext:value-type="time">
            <text:p>00:06:2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30S" calcext:value-type="time">
            <text:p>00:00:30</text:p>
          </table:table-cell>
          <table:table-cell table:style-name="ce6" table:formula="of:=[.AA5]-[.AA4]" office:value-type="time" office:time-value="PT00H01M40S" calcext:value-type="time">
            <text:p>00:01:4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5S" calcext:value-type="time">
            <text:p>00:00:25</text:p>
          </table:table-cell>
          <table:table-cell table:style-name="ce6" table:formula="of:=[.AD5]-[.AD4]" office:value-type="time" office:time-value="PT00H05M55S" calcext:value-type="time">
            <text:p>00:05:5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0M15S" calcext:value-type="time">
            <text:p>00:00:15</text:p>
          </table:table-cell>
          <table:table-cell table:style-name="ce6" table:formula="of:=[.AG5]-[.AG4]" office:value-type="time" office:time-value="PT00H05M30S" calcext:value-type="time">
            <text:p>00:05:3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08S" calcext:value-type="time">
            <text:p>00:00:08</text:p>
          </table:table-cell>
          <table:table-cell table:style-name="ce6" table:formula="of:=[.AJ5]-[.AJ4]" office:value-type="time" office:time-value="PT00H07M52S" calcext:value-type="time">
            <text:p>00:07:52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58S" calcext:value-type="time">
            <text:p>00:00:58</text:p>
          </table:table-cell>
          <table:table-cell table:style-name="ce6" table:formula="of:=[.AM5]-[.AM4]" office:value-type="time" office:time-value="PT00H00M47S" calcext:value-type="time">
            <text:p>00:00:4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6S" calcext:value-type="time">
            <text:p>00:00:26</text:p>
          </table:table-cell>
          <table:table-cell table:style-name="ce6" table:formula="of:=[.AP5]-[.AP4]" office:value-type="time" office:time-value="PT00H02M07S" calcext:value-type="time">
            <text:p>00:02:0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5S" calcext:value-type="time">
            <text:p>00:00:25</text:p>
          </table:table-cell>
          <table:table-cell table:style-name="ce6" table:formula="of:=[.AS5]-[.AS4]" office:value-type="time" office:time-value="PT00H01M35S" calcext:value-type="time">
            <text:p>00:01:3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2S" calcext:value-type="time">
            <text:p>00:00:12</text:p>
          </table:table-cell>
          <table:table-cell table:style-name="ce6" table:formula="of:=[.AV5]-[.AV4]" office:value-type="time" office:time-value="PT00H12M33S" calcext:value-type="time">
            <text:p>00:12:33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1S" calcext:value-type="time">
            <text:p>00:01:11</text:p>
          </table:table-cell>
          <table:table-cell table:style-name="ce6" table:formula="of:=[.AY5]-[.AY4]" office:value-type="time" office:time-value="PT00H01M54S" calcext:value-type="time">
            <text:p>00:01:54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5S" calcext:value-type="time">
            <text:p>00:00:15</text:p>
          </table:table-cell>
          <table:table-cell table:style-name="ce6" table:formula="of:=[.BB5]-[.BB4]" office:value-type="time" office:time-value="PT00H03M20S" calcext:value-type="time">
            <text:p>00:03:2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5S" calcext:value-type="time">
            <text:p>00:01:15</text:p>
          </table:table-cell>
          <table:table-cell table:style-name="ce6" table:formula="of:=[.BE5]-[.BE4]" office:value-type="time" office:time-value="PT00H09M55S" calcext:value-type="time">
            <text:p>00:09:5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6S" calcext:value-type="time">
            <text:p>00:00:16</text:p>
          </table:table-cell>
          <table:table-cell table:style-name="ce6" table:formula="of:=[.BH5]-[.BH4]" office:value-type="time" office:time-value="PT00H04M04S" calcext:value-type="time">
            <text:p>00:04: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6" office:value-type="time" office:time-value="PT00H14M30S" calcext:value-type="time">
            <text:p>00:14:30</text:p>
          </table:table-cell>
          <table:table-cell table:style-name="ce6" table:formula="of:=[.C6]-[.C5]" office:value-type="time" office:time-value="PT00H13M30S" calcext:value-type="time">
            <text:p>00:13:30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10M10S" calcext:value-type="time">
            <text:p>00:10:10</text:p>
          </table:table-cell>
          <table:table-cell table:style-name="ce6" table:formula="of:=[.F6]-[.F5]" office:value-type="time" office:time-value="PT00H02M30S" calcext:value-type="time">
            <text:p>00:02:3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1M25S" calcext:value-type="time">
            <text:p>00:11:25</text:p>
          </table:table-cell>
          <table:table-cell table:style-name="ce6" table:formula="of:=[.I6]-[.I5]" office:value-type="time" office:time-value="PT00H01M45S" calcext:value-type="time">
            <text:p>00:01:4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4M40S" calcext:value-type="time">
            <text:p>00:04:40</text:p>
          </table:table-cell>
          <table:table-cell table:style-name="ce6" table:formula="of:=[.L6]-[.L5]" office:value-type="time" office:time-value="PT00H12M10S" calcext:value-type="time">
            <text:p>00:12:1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8M15S" calcext:value-type="time">
            <text:p>00:08:15</text:p>
          </table:table-cell>
          <table:table-cell table:style-name="ce6" table:formula="of:=[.O6]-[.O5]" office:value-type="time" office:time-value="PT00H07M25S" calcext:value-type="time">
            <text:p>00:07:2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7M30S" calcext:value-type="time">
            <text:p>00:07:30</text:p>
          </table:table-cell>
          <table:table-cell table:style-name="ce6" table:formula="of:=[.R6]-[.R5]" office:value-type="time" office:time-value="PT00H04M50S" calcext:value-type="time">
            <text:p>00:04:5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3M30S" calcext:value-type="time">
            <text:p>00:03:30</text:p>
          </table:table-cell>
          <table:table-cell table:style-name="ce6" table:formula="of:=[.U6]-[.U5]" office:value-type="time" office:time-value="PT00H13M00S" calcext:value-type="time">
            <text:p>00:13:0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6M45S" calcext:value-type="time">
            <text:p>00:06:45</text:p>
          </table:table-cell>
          <table:table-cell table:style-name="ce6" table:formula="of:=[.X6]-[.X5]" office:value-type="time" office:time-value="PT00H07M00S" calcext:value-type="time">
            <text:p>00:07:0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10S" calcext:value-type="time">
            <text:p>00:02:10</text:p>
          </table:table-cell>
          <table:table-cell table:style-name="ce6" table:formula="of:=[.AA6]-[.AA5]" office:value-type="time" office:time-value="PT00H05M20S" calcext:value-type="time">
            <text:p>00:05: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6M20S" calcext:value-type="time">
            <text:p>00:06:20</text:p>
          </table:table-cell>
          <table:table-cell table:style-name="ce6" table:formula="of:=[.AD6]-[.AD5]" office:value-type="time" office:time-value="PT00H05M39S" calcext:value-type="time">
            <text:p>00:05:39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5M45S" calcext:value-type="time">
            <text:p>00:05:45</text:p>
          </table:table-cell>
          <table:table-cell table:style-name="ce6" table:formula="of:=[.AG6]-[.AG5]" office:value-type="time" office:time-value="PT00H02M00S" calcext:value-type="time">
            <text:p>00:02:0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8M00S" calcext:value-type="time">
            <text:p>00:08:00</text:p>
          </table:table-cell>
          <table:table-cell table:style-name="ce6" table:formula="of:=[.AJ6]-[.AJ5]" office:value-type="time" office:time-value="PT00H03M20S" calcext:value-type="time">
            <text:p>00:03:20</text:p>
          </table:table-cell>
          <table:table-cell office:value-type="string" calcext:value-type="string">
            <text:p>BOARD OVERVIEW</text:p>
          </table:table-cell>
          <table:table-cell table:style-name="ce6" office:value-type="time" office:time-value="PT00H01M45S" calcext:value-type="time">
            <text:p>00:01:45</text:p>
          </table:table-cell>
          <table:table-cell table:style-name="ce6" table:formula="of:=[.AM6]-[.AM5]" office:value-type="time" office:time-value="PT00H15M45S" calcext:value-type="time">
            <text:p>00:15:4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33S" calcext:value-type="time">
            <text:p>00:02:33</text:p>
          </table:table-cell>
          <table:table-cell table:style-name="ce6" table:formula="of:=[.AP6]-[.AP5]" office:value-type="time" office:time-value="PT00H18M52S" calcext:value-type="time">
            <text:p>00:18:52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00S" calcext:value-type="time">
            <text:p>00:02:00</text:p>
          </table:table-cell>
          <table:table-cell table:style-name="ce6" table:formula="of:=[.AS6]-[.AS5]" office:value-type="time" office:time-value="PT00H05M55S" calcext:value-type="time">
            <text:p>00:05:5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2M45S" calcext:value-type="time">
            <text:p>00:12:45</text:p>
          </table:table-cell>
          <table:table-cell table:style-name="ce6" table:formula="of:=[.AV6]-[.AV5]" office:value-type="time" office:time-value="PT00H20M05S" calcext:value-type="time">
            <text:p>00:20:0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3M05S" calcext:value-type="time">
            <text:p>00:03:05</text:p>
          </table:table-cell>
          <table:table-cell table:style-name="ce6" table:formula="of:=[.AY6]-[.AY5]" office:value-type="time" office:time-value="PT00H12M47S" calcext:value-type="time">
            <text:p>00:12:47</text:p>
          </table:table-cell>
          <table:table-cell office:value-type="string" calcext:value-type="string">
            <text:p>CYCLES</text:p>
          </table:table-cell>
          <table:table-cell table:style-name="ce6" office:value-type="time" office:time-value="PT00H03M35S" calcext:value-type="time">
            <text:p>00:03:35</text:p>
          </table:table-cell>
          <table:table-cell table:style-name="ce6" table:formula="of:=[.BB6]-[.BB5]" office:value-type="time" office:time-value="PT00H12M20S" calcext:value-type="time">
            <text:p>00:12: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1M10S" calcext:value-type="time">
            <text:p>00:11:10</text:p>
          </table:table-cell>
          <table:table-cell table:style-name="ce6" table:formula="of:=[.BE6]-[.BE5]" office:value-type="time" office:time-value="PT00H20M20S" calcext:value-type="time">
            <text:p>00:20: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4M20S" calcext:value-type="time">
            <text:p>00:04:20</text:p>
          </table:table-cell>
          <table:table-cell table:style-name="ce6" table:formula="of:=[.BH6]-[.BH5]" office:value-type="time" office:time-value="PT00H18M25S" calcext:value-type="time">
            <text:p>00:18: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6" office:value-type="time" office:time-value="PT00H28M00S" calcext:value-type="time">
            <text:p>00:28:00</text:p>
          </table:table-cell>
          <table:table-cell table:style-name="ce6" table:formula="of:=[.C7]-[.C6]" office:value-type="time" office:time-value="PT00H04M40S" calcext:value-type="time">
            <text:p>00:04:40</text:p>
          </table:table-cell>
          <table:table-cell office:value-type="string" calcext:value-type="string">
            <text:p>CYCLES</text:p>
          </table:table-cell>
          <table:table-cell table:style-name="ce6" office:value-type="time" office:time-value="PT00H12M40S" calcext:value-type="time">
            <text:p>00:12:40</text:p>
          </table:table-cell>
          <table:table-cell table:style-name="ce6" table:formula="of:=[.F7]-[.F6]" office:value-type="time" office:time-value="PT00H03M00S" calcext:value-type="time">
            <text:p>00:03:0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3M10S" calcext:value-type="time">
            <text:p>00:13:10</text:p>
          </table:table-cell>
          <table:table-cell table:style-name="ce6" table:formula="of:=[.I7]-[.I6]" office:value-type="time" office:time-value="PT00H04M05S" calcext:value-type="time">
            <text:p>00:04:0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6M50S" calcext:value-type="time">
            <text:p>00:16:50</text:p>
          </table:table-cell>
          <table:table-cell table:style-name="ce6" table:formula="of:=[.L7]-[.L6]" office:value-type="time" office:time-value="PT00H09M40S" calcext:value-type="time">
            <text:p>00:09:4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5M40S" calcext:value-type="time">
            <text:p>00:15:40</text:p>
          </table:table-cell>
          <table:table-cell table:style-name="ce6" table:formula="of:=[.O7]-[.O6]" office:value-type="time" office:time-value="PT00H05M50S" calcext:value-type="time">
            <text:p>00:05:5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2M20S" calcext:value-type="time">
            <text:p>00:12:20</text:p>
          </table:table-cell>
          <table:table-cell table:style-name="ce6" table:formula="of:=[.R7]-[.R6]" office:value-type="time" office:time-value="PT00H01M40S" calcext:value-type="time">
            <text:p>00:01:4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6M30S" calcext:value-type="time">
            <text:p>00:16:30</text:p>
          </table:table-cell>
          <table:table-cell table:style-name="ce6" table:formula="of:=[.U7]-[.U6]" office:value-type="time" office:time-value="PT00H05M10S" calcext:value-type="time">
            <text:p>00:05:1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3M45S" calcext:value-type="time">
            <text:p>00:13:45</text:p>
          </table:table-cell>
          <table:table-cell table:style-name="ce6" table:formula="of:=[.X7]-[.X6]" office:value-type="time" office:time-value="PT00H02M15S" calcext:value-type="time">
            <text:p>00:02:1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7M30S" calcext:value-type="time">
            <text:p>00:07:30</text:p>
          </table:table-cell>
          <table:table-cell table:style-name="ce6" table:formula="of:=[.AA7]-[.AA6]" office:value-type="time" office:time-value="PT00H03M05S" calcext:value-type="time">
            <text:p>00:03:0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1M59S" calcext:value-type="time">
            <text:p>00:11:59</text:p>
          </table:table-cell>
          <table:table-cell table:style-name="ce6" table:formula="of:=[.AD7]-[.AD6]" office:value-type="time" office:time-value="PT00H10M11S" calcext:value-type="time">
            <text:p>00:10:11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07M45S" calcext:value-type="time">
            <text:p>00:07:45</text:p>
          </table:table-cell>
          <table:table-cell table:style-name="ce6" table:formula="of:=[.AG7]-[.AG6]" office:value-type="time" office:time-value="PT00H00M30S" calcext:value-type="time">
            <text:p>00:00:3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1M20S" calcext:value-type="time">
            <text:p>00:11:20</text:p>
          </table:table-cell>
          <table:table-cell table:style-name="ce6" table:formula="of:=[.AJ7]-[.AJ6]" office:value-type="time" office:time-value="PT00H09M36S" calcext:value-type="time">
            <text:p>00:09:36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7M30S" calcext:value-type="time">
            <text:p>00:17:30</text:p>
          </table:table-cell>
          <table:table-cell table:style-name="ce6" table:formula="of:=[.AM7]-[.AM6]" office:value-type="time" office:time-value="PT00H20M18S" calcext:value-type="time">
            <text:p>00:20:18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1M25S" calcext:value-type="time">
            <text:p>00:21:25</text:p>
          </table:table-cell>
          <table:table-cell table:style-name="ce6" table:formula="of:=[.AP7]-[.AP6]" office:value-type="time" office:time-value="PT00H04M15S" calcext:value-type="time">
            <text:p>00:04:15</text:p>
          </table:table-cell>
          <table:table-cell office:value-type="string" calcext:value-type="string">
            <text:p>NON-FUNCTIONAL CONTINUU</text:p>
          </table:table-cell>
          <table:table-cell table:style-name="ce6" office:value-type="time" office:time-value="PT00H07M55S" calcext:value-type="time">
            <text:p>00:07:55</text:p>
          </table:table-cell>
          <table:table-cell table:style-name="ce6" table:formula="of:=[.AS7]-[.AS6]" office:value-type="time" office:time-value="PT00H05M05S" calcext:value-type="time">
            <text:p>00:05:0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2M50S" calcext:value-type="time">
            <text:p>00:32:50</text:p>
          </table:table-cell>
          <table:table-cell table:style-name="ce6" table:formula="of:=[.AV7]-[.AV6]" office:value-type="time" office:time-value="PT00H00M30S" calcext:value-type="time">
            <text:p>00:00:3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52S" calcext:value-type="time">
            <text:p>00:15:52</text:p>
          </table:table-cell>
          <table:table-cell table:style-name="ce6" table:formula="of:=[.AY7]-[.AY6]" office:value-type="time" office:time-value="PT00H22M08S" calcext:value-type="time">
            <text:p>00:22:08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55S" calcext:value-type="time">
            <text:p>00:15:55</text:p>
          </table:table-cell>
          <table:table-cell table:style-name="ce6" table:formula="of:=[.BB7]-[.BB6]" office:value-type="time" office:time-value="PT00H12M50S" calcext:value-type="time">
            <text:p>00:12:5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1M30S" calcext:value-type="time">
            <text:p>00:31:30</text:p>
          </table:table-cell>
          <table:table-cell table:style-name="ce6" table:formula="of:=[.BE7]-[.BE6]" office:value-type="time" office:time-value="PT00H12M45S" calcext:value-type="time">
            <text:p>00:12:4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2M45S" calcext:value-type="time">
            <text:p>00:22:45</text:p>
          </table:table-cell>
          <table:table-cell table:style-name="ce6" table:formula="of:=[.BH7]-[.BH6]" office:value-type="time" office:time-value="PT00H10M55S" calcext:value-type="time">
            <text:p>00:10: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6" office:value-type="time" office:time-value="PT00H32M40S" calcext:value-type="time">
            <text:p>00:32:40</text:p>
          </table:table-cell>
          <table:table-cell table:style-name="ce6" table:formula="of:=[.C8]-[.C7]" office:value-type="time" office:time-value="PT00H01M20S" calcext:value-type="time">
            <text:p>00:01: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40S" calcext:value-type="time">
            <text:p>00:15:40</text:p>
          </table:table-cell>
          <table:table-cell table:style-name="ce6" table:formula="of:=[.F8]-[.F7]" office:value-type="time" office:time-value="PT00H13M20S" calcext:value-type="time">
            <text:p>00:13:2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7M15S" calcext:value-type="time">
            <text:p>00:17:15</text:p>
          </table:table-cell>
          <table:table-cell table:style-name="ce6" table:formula="of:=[.I8]-[.I7]" office:value-type="time" office:time-value="PT00H03M30S" calcext:value-type="time">
            <text:p>00:03:3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6M30S" calcext:value-type="time">
            <text:p>00:26:30</text:p>
          </table:table-cell>
          <table:table-cell table:style-name="ce6" table:formula="of:=[.L8]-[.L7]" office:value-type="time" office:time-value="PT00H03M20S" calcext:value-type="time">
            <text:p>00:03:2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1M30S" calcext:value-type="time">
            <text:p>00:21:30</text:p>
          </table:table-cell>
          <table:table-cell table:style-name="ce6" table:formula="of:=[.O8]-[.O7]" office:value-type="time" office:time-value="PT00H00M20S" calcext:value-type="time">
            <text:p>00:00:2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4M00S" calcext:value-type="time">
            <text:p>00:14:00</text:p>
          </table:table-cell>
          <table:table-cell table:style-name="ce6" table:formula="of:=[.R8]-[.R7]" office:value-type="time" office:time-value="PT00H01M10S" calcext:value-type="time">
            <text:p>00:01:1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1M40S" calcext:value-type="time">
            <text:p>00:21:40</text:p>
          </table:table-cell>
          <table:table-cell table:style-name="ce6" table:formula="of:=[.U8]-[.U7]" office:value-type="time" office:time-value="PT00H01M05S" calcext:value-type="time">
            <text:p>00:01:0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6M00S" calcext:value-type="time">
            <text:p>00:16:00</text:p>
          </table:table-cell>
          <table:table-cell table:style-name="ce6" table:formula="of:=[.X8]-[.X7]" office:value-type="time" office:time-value="PT00H02M00S" calcext:value-type="time">
            <text:p>00:02:0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0M35S" calcext:value-type="time">
            <text:p>00:10:35</text:p>
          </table:table-cell>
          <table:table-cell table:style-name="ce6" table:formula="of:=[.AA8]-[.AA7]" office:value-type="time" office:time-value="PT00H01M10S" calcext:value-type="time">
            <text:p>00:01:1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2M10S" calcext:value-type="time">
            <text:p>00:22:10</text:p>
          </table:table-cell>
          <table:table-cell table:style-name="ce6" table:formula="of:=[.AD8]-[.AD7]" office:value-type="time" office:time-value="PT00H02M35S" calcext:value-type="time">
            <text:p>00:02:3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08M15S" calcext:value-type="time">
            <text:p>00:08:15</text:p>
          </table:table-cell>
          <table:table-cell table:style-name="ce6" table:formula="of:=[.AG8]-[.AG7]" office:value-type="time" office:time-value="PT00H00M10S" calcext:value-type="time">
            <text:p>00:00:1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0M56S" calcext:value-type="time">
            <text:p>00:20:56</text:p>
          </table:table-cell>
          <table:table-cell table:style-name="ce6" table:formula="of:=[.AJ8]-[.AJ7]" office:value-type="time" office:time-value="PT00H01M29S" calcext:value-type="time">
            <text:p>00:01:29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7M48S" calcext:value-type="time">
            <text:p>00:37:48</text:p>
          </table:table-cell>
          <table:table-cell table:style-name="ce6" table:formula="of:=[.AM8]-[.AM7]" office:value-type="time" office:time-value="PT00H05M32S" calcext:value-type="time">
            <text:p>00:05:32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5M40S" calcext:value-type="time">
            <text:p>00:25:40</text:p>
          </table:table-cell>
          <table:table-cell table:style-name="ce6" table:formula="of:=[.AP8]-[.AP7]" office:value-type="time" office:time-value="PT00H00M35S" calcext:value-type="time">
            <text:p>00:00:35</text:p>
          </table:table-cell>
          <table:table-cell office:value-type="string" calcext:value-type="string">
            <text:p>INBOX AGAIN</text:p>
          </table:table-cell>
          <table:table-cell table:style-name="ce6" office:value-type="time" office:time-value="PT00H13M00S" calcext:value-type="time">
            <text:p>00:13:00</text:p>
          </table:table-cell>
          <table:table-cell table:style-name="ce6" table:formula="of:=[.AS8]-[.AS7]" office:value-type="time" office:time-value="PT00H14M55S" calcext:value-type="time">
            <text:p>00:14:5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3M20S" calcext:value-type="time">
            <text:p>00:33:20</text:p>
          </table:table-cell>
          <table:table-cell table:style-name="ce6" table:formula="of:=[.AV8]-[.AV7]" office:value-type="time" office:time-value="PT00H07M13S" calcext:value-type="time">
            <text:p>00:07:13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8M00S" calcext:value-type="time">
            <text:p>00:38:00</text:p>
          </table:table-cell>
          <table:table-cell table:style-name="ce6" table:formula="of:=[.AY8]-[.AY7]" office:value-type="time" office:time-value="PT00H00M25S" calcext:value-type="time">
            <text:p>00:00:2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8M45S" calcext:value-type="time">
            <text:p>00:28:45</text:p>
          </table:table-cell>
          <table:table-cell table:style-name="ce6" table:formula="of:=[.BB8]-[.BB7]" office:value-type="time" office:time-value="PT00H06M20S" calcext:value-type="time">
            <text:p>00:06:2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44M15S" calcext:value-type="time">
            <text:p>00:44:15</text:p>
          </table:table-cell>
          <table:table-cell table:style-name="ce6" table:formula="of:=[.BE8]-[.BE7]" office:value-type="time" office:time-value="PT00H01M18S" calcext:value-type="time">
            <text:p>00:01:18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3M40S" calcext:value-type="time">
            <text:p>00:33:40</text:p>
          </table:table-cell>
          <table:table-cell table:style-name="ce6" table:formula="of:=[.BH8]-[.BH7]" office:value-type="time" office:time-value="PT00H01M45S" calcext:value-type="time">
            <text:p>00:01: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6" office:value-type="time" office:time-value="PT00H34M00S" calcext:value-type="time">
            <text:p>00:34:00</text:p>
          </table:table-cell>
          <table:table-cell table:style-name="ce6" table:formula="of:=[.C9]-[.C8]" office:value-type="time" office:time-value="PT00H00M20S" calcext:value-type="time">
            <text:p>00:00:2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9M00S" calcext:value-type="time">
            <text:p>00:29:00</text:p>
          </table:table-cell>
          <table:table-cell table:style-name="ce6" table:formula="of:=[.F9]-[.F8]" office:value-type="time" office:time-value="PT00H13M55S" calcext:value-type="time">
            <text:p>00:13:5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0M45S" calcext:value-type="time">
            <text:p>00:20:45</text:p>
          </table:table-cell>
          <table:table-cell table:style-name="ce6" table:formula="of:=[.I9]-[.I8]" office:value-type="time" office:time-value="PT00H03M20S" calcext:value-type="time">
            <text:p>00:03:2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9M50S" calcext:value-type="time">
            <text:p>00:29:50</text:p>
          </table:table-cell>
          <table:table-cell table:style-name="ce6" table:formula="of:=[.L9]-[.L8]" office:value-type="time" office:time-value="PT00H00M50S" calcext:value-type="time">
            <text:p>00:00:5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1M50S" calcext:value-type="time">
            <text:p>00:21:50</text:p>
          </table:table-cell>
          <table:table-cell table:style-name="ce6" table:formula="of:=[.O9]-[.O8]" office:value-type="time" office:time-value="PT00H02M20S" calcext:value-type="time">
            <text:p>00:02:2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5M10S" calcext:value-type="time">
            <text:p>00:15:10</text:p>
          </table:table-cell>
          <table:table-cell table:style-name="ce6" table:formula="of:=[.R9]-[.R8]" office:value-type="time" office:time-value="PT00H00M20S" calcext:value-type="time">
            <text:p>00:00:2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2M45S" calcext:value-type="time">
            <text:p>00:22:45</text:p>
          </table:table-cell>
          <table:table-cell table:style-name="ce6" table:formula="of:=[.U9]-[.U8]" office:value-type="time" office:time-value="PT00H00M55S" calcext:value-type="time">
            <text:p>00:00:5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8M00S" calcext:value-type="time">
            <text:p>00:18:00</text:p>
          </table:table-cell>
          <table:table-cell table:style-name="ce6" table:formula="of:=[.X9]-[.X8]" office:value-type="time" office:time-value="PT00H00M30S" calcext:value-type="time">
            <text:p>00:00:3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1M45S" calcext:value-type="time">
            <text:p>00:11:45</text:p>
          </table:table-cell>
          <table:table-cell table:style-name="ce6" table:formula="of:=[.AA9]-[.AA8]" office:value-type="time" office:time-value="PT00H02M15S" calcext:value-type="time">
            <text:p>00:02:15</text:p>
          </table:table-cell>
          <table:table-cell office:value-type="string" calcext:value-type="string">
            <text:p>OUTBOX </text:p>
          </table:table-cell>
          <table:table-cell table:style-name="ce6" office:value-type="time" office:time-value="PT00H24M45S" calcext:value-type="time">
            <text:p>00:24:45</text:p>
          </table:table-cell>
          <table:table-cell table:style-name="ce6" table:formula="of:=[.AD9]-[.AD8]" office:value-type="time" office:time-value="PT00H05M15S" calcext:value-type="time">
            <text:p>00:05:1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08M25S" calcext:value-type="time">
            <text:p>00:08:25</text:p>
          </table:table-cell>
          <table:table-cell table:style-name="ce6" table:formula="of:=[.AG9]-[.AG8]" office:value-type="time" office:time-value="PT00H02M57S" calcext:value-type="time">
            <text:p>00:02:57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2M25S" calcext:value-type="time">
            <text:p>00:22:25</text:p>
          </table:table-cell>
          <table:table-cell table:style-name="ce6" table:formula="of:=[.AJ9]-[.AJ8]" office:value-type="time" office:time-value="PT00H09M35S" calcext:value-type="time">
            <text:p>00:09:3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43M20S" calcext:value-type="time">
            <text:p>00:43:20</text:p>
          </table:table-cell>
          <table:table-cell table:style-name="ce6" table:formula="of:=[.AM9]-[.AM8]" office:value-type="time" office:time-value="PT00H00M28S" calcext:value-type="time">
            <text:p>00:00:28</text:p>
          </table:table-cell>
          <table:table-cell office:value-type="string" calcext:value-type="string">
            <text:p>OUTBOX </text:p>
          </table:table-cell>
          <table:table-cell table:style-name="ce6" office:value-type="time" office:time-value="PT00H26M15S" calcext:value-type="time">
            <text:p>00:26:15</text:p>
          </table:table-cell>
          <table:table-cell table:style-name="ce6" table:formula="of:=[.AP9]-[.AP8]" office:value-type="time" office:time-value="PT00H06M15S" calcext:value-type="time">
            <text:p>00:06:1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7M55S" calcext:value-type="time">
            <text:p>00:27:55</text:p>
          </table:table-cell>
          <table:table-cell table:style-name="ce6" table:formula="of:=[.AS9]-[.AS8]" office:value-type="time" office:time-value="PT00H06M40S" calcext:value-type="time">
            <text:p>00:06:4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40M33S" calcext:value-type="time">
            <text:p>00:40:33</text:p>
          </table:table-cell>
          <table:table-cell table:style-name="ce6" table:formula="of:=[.AV9]-[.AV8]" office:value-type="time" office:time-value="PT00H15M30S" calcext:value-type="time">
            <text:p>00:15:3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8M25S" calcext:value-type="time">
            <text:p>00:38:25</text:p>
          </table:table-cell>
          <table:table-cell table:style-name="ce6" table:formula="of:=[.AY9]-[.AY8]" office:value-type="time" office:time-value="PT00H01M05S" calcext:value-type="time">
            <text:p>00:01:0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5M05S" calcext:value-type="time">
            <text:p>00:35:05</text:p>
          </table:table-cell>
          <table:table-cell table:style-name="ce6" table:formula="of:=[.BB9]-[.BB8]" office:value-type="time" office:time-value="PT00H00M15S" calcext:value-type="time">
            <text:p>00:00:15</text:p>
          </table:table-cell>
          <table:table-cell office:value-type="string" calcext:value-type="string">
            <text:p>MONEYBOX</text:p>
          </table:table-cell>
          <table:table-cell table:style-name="ce6" office:value-type="time" office:time-value="PT00H45M33S" calcext:value-type="time">
            <text:p>00:45:33</text:p>
          </table:table-cell>
          <table:table-cell table:style-name="ce6" table:formula="of:=[.BE9]-[.BE8]" office:value-type="time" office:time-value="PT00H00M04S" calcext:value-type="time">
            <text:p>00:00:04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5M25S" calcext:value-type="time">
            <text:p>00:35:25</text:p>
          </table:table-cell>
          <table:table-cell table:style-name="ce6" table:formula="of:=[.BH9]-[.BH8]" office:value-type="time" office:time-value="PT00H02M35S" calcext:value-type="time">
            <text:p>00:02: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6" office:value-type="time" office:time-value="PT00H34M20S" calcext:value-type="time">
            <text:p>00:34:20</text:p>
          </table:table-cell>
          <table:table-cell table:style-name="ce6" table:formula="of:=[.C10]-[.C9]" office:value-type="time" office:time-value="PT00H01M43S" calcext:value-type="time">
            <text:p>00:01:43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42M55S" calcext:value-type="time">
            <text:p>00:42:55</text:p>
          </table:table-cell>
          <table:table-cell table:style-name="ce6" table:formula="of:=[.F10]-[.F9]" office:value-type="time" office:time-value="PT00H02M30S" calcext:value-type="time">
            <text:p>00:02:3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4M05S" calcext:value-type="time">
            <text:p>00:24:05</text:p>
          </table:table-cell>
          <table:table-cell table:style-name="ce6" table:formula="of:=[.I10]-[.I9]" office:value-type="time" office:time-value="PT00H02M00S" calcext:value-type="time">
            <text:p>00:02:00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0M40S" calcext:value-type="time">
            <text:p>00:30:40</text:p>
          </table:table-cell>
          <table:table-cell table:style-name="ce6" table:formula="of:=[.L10]-[.L9]" office:value-type="time" office:time-value="PT00H01M45S" calcext:value-type="time">
            <text:p>00:01:4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4M10S" calcext:value-type="time">
            <text:p>00:24:10</text:p>
          </table:table-cell>
          <table:table-cell table:style-name="ce6" table:formula="of:=[.O10]-[.O9]" office:value-type="time" office:time-value="PT00H03M43S" calcext:value-type="time">
            <text:p>00:03:43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15M30S" calcext:value-type="time">
            <text:p>00:15:30</text:p>
          </table:table-cell>
          <table:table-cell table:style-name="ce6"/>
          <table:table-cell office:value-type="string" calcext:value-type="string">
            <text:p>QUESTIONS</text:p>
          </table:table-cell>
          <table:table-cell table:style-name="ce6" office:value-type="time" office:time-value="PT00H23M40S" calcext:value-type="time">
            <text:p>00:23:40</text:p>
          </table:table-cell>
          <table:table-cell table:style-name="ce6" table:formula="of:=[.U10]-[.U9]" office:value-type="time" office:time-value="PT00H01M45S" calcext:value-type="time">
            <text:p>00:01:45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18M30S" calcext:value-type="time">
            <text:p>00:18:30</text:p>
          </table:table-cell>
          <table:table-cell table:style-name="ce6" table:formula="of:=[.X10]-[.X9]" office:value-type="time" office:time-value="PT00H01M40S" calcext:value-type="time">
            <text:p>00:01:40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14M00S" calcext:value-type="time">
            <text:p>00:14:00</text:p>
          </table:table-cell>
          <table:table-cell table:style-name="ce6" table:formula="of:=[.AA10]-[.AA9]" office:value-type="time" office:time-value="PT00H01M10S" calcext:value-type="time">
            <text:p>00:01:10</text:p>
          </table:table-cell>
          <table:table-cell office:value-type="string" calcext:value-type="string">
            <text:p>QUESTIONS 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table:formula="of:=[.AD10]-[.AD9]" office:value-type="time" office:time-value="PT00H00M35S" calcext:value-type="time">
            <text:p>00:00:35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11M22S" calcext:value-type="time">
            <text:p>00:11:22</text:p>
          </table:table-cell>
          <table:table-cell table:style-name="ce6"/>
          <table:table-cell office:value-type="string" calcext:value-type="string">
            <text:p>QUESTIONS</text:p>
          </table:table-cell>
          <table:table-cell table:style-name="ce6" office:value-type="time" office:time-value="PT00H32M00S" calcext:value-type="time">
            <text:p>00:32:00</text:p>
          </table:table-cell>
          <table:table-cell table:style-name="ce6" table:formula="of:=[.AJ10]-[.AJ9]" office:value-type="time" office:time-value="PT00H00M22S" calcext:value-type="time">
            <text:p>00:00:22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43M48S" calcext:value-type="time">
            <text:p>00:43:48</text:p>
          </table:table-cell>
          <table:table-cell table:style-name="ce6" table:formula="of:=[.AM10]-[.AM9]" office:value-type="time" office:time-value="PT00H00M32S" calcext:value-type="time">
            <text:p>00:00:32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2M30S" calcext:value-type="time">
            <text:p>00:32:30</text:p>
          </table:table-cell>
          <table:table-cell table:style-name="ce6" table:formula="of:=[.AP10]-[.AP9]" office:value-type="time" office:time-value="PT00H00M45S" calcext:value-type="time">
            <text:p>00:00:4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4M35S" calcext:value-type="time">
            <text:p>00:34:35</text:p>
          </table:table-cell>
          <table:table-cell table:style-name="ce6" table:formula="of:=[.AS10]-[.AS9]" office:value-type="time" office:time-value="PT00H02M40S" calcext:value-type="time">
            <text:p>00:02:4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56M03S" calcext:value-type="time">
            <text:p>00:56:03</text:p>
          </table:table-cell>
          <table:table-cell table:style-name="ce6" table:formula="of:=[.AV10]-[.AV9]" office:value-type="time" office:time-value="PT00H03M45S" calcext:value-type="time">
            <text:p>00:03:4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9M30S" calcext:value-type="time">
            <text:p>00:39:30</text:p>
          </table:table-cell>
          <table:table-cell table:style-name="ce6" table:formula="of:=[.AY10]-[.AY9]" office:value-type="time" office:time-value="PT00H04M00S" calcext:value-type="time">
            <text:p>00:04:0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5M20S" calcext:value-type="time">
            <text:p>00:35:20</text:p>
          </table:table-cell>
          <table:table-cell table:style-name="ce6" table:formula="of:=[.BB10]-[.BB9]" office:value-type="time" office:time-value="PT00H02M25S" calcext:value-type="time">
            <text:p>00:02:25</text:p>
          </table:table-cell>
          <table:table-cell office:value-type="string" calcext:value-type="string">
            <text:p>WATBOX</text:p>
          </table:table-cell>
          <table:table-cell table:style-name="ce6" office:value-type="time" office:time-value="PT00H45M37S" calcext:value-type="time">
            <text:p>00:45:37</text:p>
          </table:table-cell>
          <table:table-cell table:style-name="ce6" table:formula="of:=[.BE10]-[.BE9]" office:value-type="time" office:time-value="PT00H00M13S" calcext:value-type="time">
            <text:p>00:00:13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8M00S" calcext:value-type="time">
            <text:p>00:38:00</text:p>
          </table:table-cell>
          <table:table-cell table:style-name="ce6" table:formula="of:=[.BH10]-[.BH9]" office:value-type="time" office:time-value="PT00H00M45S" calcext:value-type="time">
            <text:p>00:00: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RO</text:p>
          </table:table-cell>
          <table:table-cell table:style-name="ce6" office:value-type="time" office:time-value="PT00H36M03S" calcext:value-type="time">
            <text:p>00:36:03</text:p>
          </table:table-cell>
          <table:table-cell table:style-name="ce6"/>
          <table:table-cell office:value-type="string" calcext:value-type="string">
            <text:p>OUTBOX</text:p>
          </table:table-cell>
          <table:table-cell table:style-name="ce6" office:value-type="time" office:time-value="PT00H45M25S" calcext:value-type="time">
            <text:p>00:45:25</text:p>
          </table:table-cell>
          <table:table-cell table:style-name="ce6" table:formula="of:=[.F11]-[.F10]" office:value-type="time" office:time-value="PT00H01M25S" calcext:value-type="time">
            <text:p>00:01:25</text:p>
          </table:table-cell>
          <table:table-cell office:value-type="string" calcext:value-type="string">
            <text:p>"BOARD OVERVIEW"?</text:p>
          </table:table-cell>
          <table:table-cell table:style-name="ce6" office:value-type="time" office:time-value="PT00H26M05S" calcext:value-type="time">
            <text:p>00:26:05</text:p>
          </table:table-cell>
          <table:table-cell table:style-name="ce6" table:formula="of:=[.I11]-[.I10]" office:value-type="time" office:time-value="PT00H02M13S" calcext:value-type="time">
            <text:p>00:02:13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32M25S" calcext:value-type="time">
            <text:p>00:32:25</text:p>
          </table:table-cell>
          <table:table-cell table:style-name="ce6"/>
          <table:table-cell office:value-type="string" calcext:value-type="string">
            <text:p>OUTRO</text:p>
          </table:table-cell>
          <table:table-cell table:style-name="ce6" office:value-type="time" office:time-value="PT00H27M53S" calcext:value-type="time">
            <text:p>00:27:53</text:p>
          </table:table-cell>
          <table:table-cell table:style-name="ce6"/>
          <table:table-cell table:number-columns-repeated="3"/>
          <table:table-cell office:value-type="string" calcext:value-type="string">
            <text:p>NON-FUNCTIONAL CONTINUUM</text:p>
          </table:table-cell>
          <table:table-cell table:style-name="ce6" office:value-type="time" office:time-value="PT00H25M25S" calcext:value-type="time">
            <text:p>00:25:25</text:p>
          </table:table-cell>
          <table:table-cell table:style-name="ce6" table:formula="of:=[.U11]-[.U10]" office:value-type="time" office:time-value="PT00H01M05S" calcext:value-type="time">
            <text:p>00:01:05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20M10S" calcext:value-type="time">
            <text:p>00:20:10</text:p>
          </table:table-cell>
          <table:table-cell table:style-name="ce6"/>
          <table:table-cell office:value-type="string" calcext:value-type="string">
            <text:p>BOARD OVERVIEW?</text:p>
          </table:table-cell>
          <table:table-cell table:style-name="ce6" office:value-type="time" office:time-value="PT00H15M10S" calcext:value-type="time">
            <text:p>00:15:10</text:p>
          </table:table-cell>
          <table:table-cell table:style-name="ce6" table:formula="of:=[.AA11]-[.AA10]" office:value-type="time" office:time-value="PT00H02M40S" calcext:value-type="time">
            <text:p>00:02:40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30M35S" calcext:value-type="time">
            <text:p>00:30:35</text:p>
          </table:table-cell>
          <table:table-cell table:style-name="ce6"/>
          <table:table-cell table:number-columns-repeated="3"/>
          <table:table-cell office:value-type="string" calcext:value-type="string">
            <text:p>OUTRO</text:p>
          </table:table-cell>
          <table:table-cell table:style-name="ce6" office:value-type="time" office:time-value="PT00H32M22S" calcext:value-type="time">
            <text:p>00:32:22</text:p>
          </table:table-cell>
          <table:table-cell table:style-name="ce6"/>
          <table:table-cell office:value-type="string" calcext:value-type="string">
            <text:p>QUESTIONS</text:p>
          </table:table-cell>
          <table:table-cell table:style-name="ce6" office:value-type="time" office:time-value="PT00H44M20S" calcext:value-type="time">
            <text:p>00:44:20</text:p>
          </table:table-cell>
          <table:table-cell table:style-name="ce6" table:formula="of:=[.AM11]-[.AM10]" office:value-type="time" office:time-value="PT00H00M20S" calcext:value-type="time">
            <text:p>00:00:20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3M15S" calcext:value-type="time">
            <text:p>00:33:15</text:p>
          </table:table-cell>
          <table:table-cell table:style-name="ce6" table:formula="of:=[.AP11]-[.AP10]" office:value-type="time" office:time-value="PT00H01M45S" calcext:value-type="time">
            <text:p>00:01:45</text:p>
          </table:table-cell>
          <table:table-cell office:value-type="string" calcext:value-type="string">
            <text:p>OUTBOX </text:p>
          </table:table-cell>
          <table:table-cell table:style-name="ce6" office:value-type="time" office:time-value="PT00H37M15S" calcext:value-type="time">
            <text:p>00:37:15</text:p>
          </table:table-cell>
          <table:table-cell table:style-name="ce6" table:formula="of:=[.AS11]-[.AS10]" office:value-type="time" office:time-value="PT00H08M05S" calcext:value-type="time">
            <text:p>00:08:05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59M48S" calcext:value-type="time">
            <text:p>00:59:48</text:p>
          </table:table-cell>
          <table:table-cell table:style-name="ce6"/>
          <table:table-cell office:value-type="string" calcext:value-type="string">
            <text:p>MONEYBOX</text:p>
          </table:table-cell>
          <table:table-cell table:style-name="ce6" office:value-type="time" office:time-value="PT00H43M30S" calcext:value-type="time">
            <text:p>00:43:30</text:p>
          </table:table-cell>
          <table:table-cell table:style-name="ce6" table:formula="of:=[.AY11]-[.AY10]" office:value-type="time" office:time-value="PT00H00M45S" calcext:value-type="time">
            <text:p>00:00:4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7M45S" calcext:value-type="time">
            <text:p>00:37:45</text:p>
          </table:table-cell>
          <table:table-cell table:style-name="ce6" table:formula="of:=[.BB11]-[.BB10]" office:value-type="time" office:time-value="PT00H00M40S" calcext:value-type="time">
            <text:p>00:00:4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5M50S" calcext:value-type="time">
            <text:p>00:45:50</text:p>
          </table:table-cell>
          <table:table-cell table:style-name="ce6" table:formula="of:=[.BE11]-[.BE10]" office:value-type="time" office:time-value="PT00H00M30S" calcext:value-type="time">
            <text:p>00:00:30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38M45S" calcext:value-type="time">
            <text:p>00:38:45</text:p>
          </table:table-cell>
          <table:table-cell table:style-name="ce6" table:formula="of:=[.BH11]-[.BH10]" office:value-type="time" office:time-value="PT00H00M55S" calcext:value-type="time">
            <text:p>00:00:5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 office:value-type="string" calcext:value-type="string">
            <text:p>QUESTIONS</text:p>
          </table:table-cell>
          <table:table-cell table:style-name="ce6" office:value-type="time" office:time-value="PT00H46M50S" calcext:value-type="time">
            <text:p>00:46:50</text:p>
          </table:table-cell>
          <table:table-cell table:style-name="ce6" table:formula="of:=[.F12]-[.F11]" office:value-type="time" office:time-value="PT00H01M40S" calcext:value-type="time">
            <text:p>00:01:40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28M18S" calcext:value-type="time">
            <text:p>00:28:18</text:p>
          </table:table-cell>
          <table:table-cell table:style-name="ce6"/>
          <table:table-cell table:number-columns-repeated="9"/>
          <table:table-cell office:value-type="string" calcext:value-type="string">
            <text:p>MODULES CONTINUUM</text:p>
          </table:table-cell>
          <table:table-cell table:style-name="ce6" office:value-type="time" office:time-value="PT00H26M30S" calcext:value-type="time">
            <text:p>00:26:30</text:p>
          </table:table-cell>
          <table:table-cell table:style-name="ce6" table:formula="of:=[.U12]-[.U11]" office:value-type="time" office:time-value="PT00H00M25S" calcext:value-type="time">
            <text:p>00:00:25</text:p>
          </table:table-cell>
          <table:table-cell/>
          <table:table-cell table:style-name="ce6" table:number-columns-repeated="2"/>
          <table:table-cell office:value-type="string" calcext:value-type="string">
            <text:p>OUTRO</text:p>
          </table:table-cell>
          <table:table-cell table:style-name="ce6" office:value-type="time" office:time-value="PT00H17M50S" calcext:value-type="time">
            <text:p>00:17:50</text:p>
          </table:table-cell>
          <table:table-cell table:style-name="ce6"/>
          <table:table-cell/>
          <table:table-cell table:style-name="ce6" table:number-columns-repeated="2"/>
          <table:table-cell table:number-columns-repeated="6"/>
          <table:table-cell office:value-type="string" calcext:value-type="string">
            <text:p>NON-FUNCTIONAL CONTINUUM</text:p>
          </table:table-cell>
          <table:table-cell table:style-name="ce6" office:value-type="time" office:time-value="PT00H44M40S" calcext:value-type="time">
            <text:p>00:44:40</text:p>
          </table:table-cell>
          <table:table-cell table:style-name="ce6" table:formula="of:=[.AM12]-[.AM11]" office:value-type="time" office:time-value="PT00H00M35S" calcext:value-type="time">
            <text:p>00:00:35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35M00S" calcext:value-type="time">
            <text:p>00:35:00</text:p>
          </table:table-cell>
          <table:table-cell table:style-name="ce6" table:formula="of:=[.AP12]-[.AP11]" office:value-type="time" office:time-value="PT00H00M42S" calcext:value-type="time">
            <text:p>00:00:42</text:p>
          </table:table-cell>
          <table:table-cell office:value-type="string" calcext:value-type="string">
            <text:p>QUESTIONS </text:p>
          </table:table-cell>
          <table:table-cell table:style-name="ce6" office:value-type="time" office:time-value="PT00H45M20S" calcext:value-type="time">
            <text:p>00:45:20</text:p>
          </table:table-cell>
          <table:table-cell table:style-name="ce6" table:formula="of:=[.AS12]-[.AS11]" office:value-type="time" office:time-value="PT00H02M25S" calcext:value-type="time">
            <text:p>00:02:25</text:p>
          </table:table-cell>
          <table:table-cell table:number-columns-repeated="3"/>
          <table:table-cell office:value-type="string" calcext:value-type="string">
            <text:p>QUESTIONS</text:p>
          </table:table-cell>
          <table:table-cell table:style-name="ce6" office:value-type="time" office:time-value="PT00H44M15S" calcext:value-type="time">
            <text:p>00:44:15</text:p>
          </table:table-cell>
          <table:table-cell table:style-name="ce6" table:formula="of:=[.AY12]-[.AY11]" office:value-type="time" office:time-value="PT00H00M20S" calcext:value-type="time">
            <text:p>00:00:20</text:p>
          </table:table-cell>
          <table:table-cell office:value-type="string" calcext:value-type="string">
            <text:p>NON-FUNCTIONAL</text:p>
          </table:table-cell>
          <table:table-cell table:style-name="ce6" office:value-type="time" office:time-value="PT00H38M25S" calcext:value-type="time">
            <text:p>00:38:25</text:p>
          </table:table-cell>
          <table:table-cell table:style-name="ce6" table:formula="of:=[.BB12]-[.BB11]" office:value-type="time" office:time-value="PT00H00M25S" calcext:value-type="time">
            <text:p>00:00:25</text:p>
          </table:table-cell>
          <table:table-cell office:value-type="string" calcext:value-type="string">
            <text:p>MARKETING BOX</text:p>
          </table:table-cell>
          <table:table-cell table:style-name="ce6" office:value-type="time" office:time-value="PT00H46M20S" calcext:value-type="time">
            <text:p>00:46:20</text:p>
          </table:table-cell>
          <table:table-cell table:style-name="ce6" table:formula="of:=[.BE12]-[.BE11]" office:value-type="time" office:time-value="PT00H00M13S" calcext:value-type="time">
            <text:p>00:00:13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39M40S" calcext:value-type="time">
            <text:p>00:39:40</text:p>
          </table:table-cell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 office:value-type="string" calcext:value-type="string">
            <text:p>OUTRO</text:p>
          </table:table-cell>
          <table:table-cell table:style-name="ce6" office:value-type="time" office:time-value="PT00H48M30S" calcext:value-type="time">
            <text:p>00:48:30</text:p>
          </table:table-cell>
          <table:table-cell table:style-name="ce6"/>
          <table:table-cell/>
          <table:table-cell table:style-name="ce6" table:number-columns-repeated="2"/>
          <table:table-cell table:number-columns-repeated="9"/>
          <table:table-cell office:value-type="string" calcext:value-type="string">
            <text:p>OUTRO</text:p>
          </table:table-cell>
          <table:table-cell table:style-name="ce6" office:value-type="time" office:time-value="PT00H26M55S" calcext:value-type="time">
            <text:p>00:26:55</text:p>
          </table:table-cell>
          <table:table-cell table:style-name="ce6"/>
          <table:table-cell table:number-columns-repeated="7"/>
          <table:table-cell table:style-name="ce6" table:number-columns-repeated="2"/>
          <table:table-cell table:number-columns-repeated="6"/>
          <table:table-cell office:value-type="string" calcext:value-type="string">
            <text:p>NON-CORE MODULE CONTINUUM</text:p>
          </table:table-cell>
          <table:table-cell table:style-name="ce6" office:value-type="time" office:time-value="PT00H45M15S" calcext:value-type="time">
            <text:p>00:45:15</text:p>
          </table:table-cell>
          <table:table-cell table:style-name="ce6" table:formula="of:=[.AM13]-[.AM12]" office:value-type="time" office:time-value="PT00H01M35S" calcext:value-type="time">
            <text:p>00:01:35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35M42S" calcext:value-type="time">
            <text:p>00:35:42</text:p>
          </table:table-cell>
          <table:table-cell table:style-name="ce6"/>
          <table:table-cell office:value-type="string" calcext:value-type="string">
            <text:p>NON-FUNCTIONAL CONTINUUM </text:p>
          </table:table-cell>
          <table:table-cell table:style-name="ce6" office:value-type="time" office:time-value="PT00H47M45S" calcext:value-type="time">
            <text:p>00:47:45</text:p>
          </table:table-cell>
          <table:table-cell table:style-name="ce6" table:formula="of:=[.AS13]-[.AS12]" office:value-type="time" office:time-value="PT00H01M15S" calcext:value-type="time">
            <text:p>00:01:15</text:p>
          </table:table-cell>
          <table:table-cell table:number-columns-repeated="3"/>
          <table:table-cell office:value-type="string" calcext:value-type="string">
            <text:p>NON-FUNCTIONAL CONTINUUM</text:p>
          </table:table-cell>
          <table:table-cell table:style-name="ce6" office:value-type="time" office:time-value="PT00H44M35S" calcext:value-type="time">
            <text:p>00:44:35</text:p>
          </table:table-cell>
          <table:table-cell table:style-name="ce6" table:formula="of:=[.AY13]-[.AY12]" office:value-type="time" office:time-value="PT00H05M45S" calcext:value-type="time">
            <text:p>00:05:45</text:p>
          </table:table-cell>
          <table:table-cell office:value-type="string" calcext:value-type="string">
            <text:p>NON-CORE MODULES</text:p>
          </table:table-cell>
          <table:table-cell table:style-name="ce6" office:value-type="time" office:time-value="PT00H38M50S" calcext:value-type="time">
            <text:p>00:38:50</text:p>
          </table:table-cell>
          <table:table-cell table:style-name="ce6" table:formula="of:=[.BB13]-[.BB12]" office:value-type="time" office:time-value="PT00H01M25S" calcext:value-type="time">
            <text:p>00:01:25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46M33S" calcext:value-type="time">
            <text:p>00:46:33</text:p>
          </table:table-cell>
          <table:table-cell table:style-name="ce6" table:formula="of:=[.BE13]-[.BE12]" office:value-type="time" office:time-value="PT00H00M57S" calcext:value-type="time">
            <text:p>00:00:57</text:p>
          </table:table-cell>
          <table:table-cell table:number-columns-repeated="2"/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10"/>
          <table:table-cell table:style-name="ce6" table:number-columns-repeated="2"/>
          <table:table-cell table:number-columns-repeated="7"/>
          <table:table-cell table:style-name="ce6" table:number-columns-repeated="2"/>
          <table:table-cell table:number-columns-repeated="6"/>
          <table:table-cell office:value-type="string" calcext:value-type="string">
            <text:p>OUTRO</text:p>
          </table:table-cell>
          <table:table-cell table:style-name="ce6" office:value-type="time" office:time-value="PT00H46M50S" calcext:value-type="time">
            <text:p>00:46:50</text:p>
          </table:table-cell>
          <table:table-cell table:style-name="ce6"/>
          <table:table-cell/>
          <table:table-cell table:style-name="ce6" table:number-columns-repeated="2"/>
          <table:table-cell office:value-type="string" calcext:value-type="string">
            <text:p>NON-CORE CONTINUUM </text:p>
          </table:table-cell>
          <table:table-cell table:style-name="ce6" office:value-type="time" office:time-value="PT00H49M00S" calcext:value-type="time">
            <text:p>00:49:00</text:p>
          </table:table-cell>
          <table:table-cell table:style-name="ce6" table:formula="of:=[.AS14]-[.AS13]" office:value-type="time" office:time-value="PT00H02M28S" calcext:value-type="time">
            <text:p>00:02:28</text:p>
          </table:table-cell>
          <table:table-cell table:number-columns-repeated="3"/>
          <table:table-cell office:value-type="string" calcext:value-type="string">
            <text:p>NON-CORE MODULES</text:p>
          </table:table-cell>
          <table:table-cell table:style-name="ce6" office:value-type="time" office:time-value="PT00H50M20S" calcext:value-type="time">
            <text:p>00:50:20</text:p>
          </table:table-cell>
          <table:table-cell table:style-name="ce6" table:formula="of:=[.AY14]-[.AY13]" office:value-type="time" office:time-value="PT00H02M53S" calcext:value-type="time">
            <text:p>00:02:53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40M15S" calcext:value-type="time">
            <text:p>00:40:15</text:p>
          </table:table-cell>
          <table:table-cell table:style-name="ce6"/>
          <table:table-cell office:value-type="string" calcext:value-type="string">
            <text:p>NON-FUNCTIONAL CONTINUUM</text:p>
          </table:table-cell>
          <table:table-cell table:style-name="ce6" office:value-type="time" office:time-value="PT00H47M30S" calcext:value-type="time">
            <text:p>00:47:30</text:p>
          </table:table-cell>
          <table:table-cell table:style-name="ce6" table:formula="of:=[.BE14]-[.BE13]" office:value-type="time" office:time-value="PT00H02M10S" calcext:value-type="time">
            <text:p>00:02:10</text:p>
          </table:table-cell>
          <table:table-cell table:number-columns-repeated="2"/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6" table:number-columns-repeated="2"/>
          <table:table-cell table:number-columns-repeated="13"/>
          <table:table-cell table:style-name="ce6" table:number-columns-repeated="2"/>
          <table:table-cell table:number-columns-repeated="19"/>
          <table:table-cell table:style-name="ce6" table:number-columns-repeated="2"/>
          <table:table-cell office:value-type="string" calcext:value-type="string">
            <text:p>OUTRO</text:p>
          </table:table-cell>
          <table:table-cell table:style-name="ce6" office:value-type="time" office:time-value="PT00H51M28S" calcext:value-type="time">
            <text:p>00:51:28</text:p>
          </table:table-cell>
          <table:table-cell table:style-name="ce6"/>
          <table:table-cell table:number-columns-repeated="3"/>
          <table:table-cell office:value-type="string" calcext:value-type="string">
            <text:p>OUTRO</text:p>
          </table:table-cell>
          <table:table-cell table:style-name="ce6" office:value-type="time" office:time-value="PT00H53M13S" calcext:value-type="time">
            <text:p>00:53:13</text:p>
          </table:table-cell>
          <table:table-cell table:style-name="ce6"/>
          <table:table-cell table:number-columns-repeated="3"/>
          <table:table-cell office:value-type="string" calcext:value-type="string">
            <text:p>OUTRO</text:p>
          </table:table-cell>
          <table:table-cell table:style-name="ce6" office:value-type="time" office:time-value="PT00H49M40S" calcext:value-type="time">
            <text:p>00:49:40</text:p>
          </table:table-cell>
          <table:table-cell table:style-name="ce6"/>
          <table:table-cell table:number-columns-repeated="2"/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6" table:number-columns-repeated="2"/>
          <table:table-cell table:number-columns-repeated="13"/>
          <table:table-cell table:style-name="ce6" table:number-columns-repeated="2"/>
          <table:table-cell table:number-columns-repeated="38"/>
          <table:table-cell table:style-name="ce6"/>
          <table:table-cell table:number-columns-repeated="8"/>
        </table:table-row>
        <table:table-row table:style-name="ro1">
          <table:table-cell table:style-name="ce2" office:value-type="string" calcext:value-type="string">
            <text:p>Recording length</text:p>
          </table:table-cell>
          <table:table-cell/>
          <table:table-cell table:style-name="ce6" office:value-type="time" office:time-value="PT00H36M36S" calcext:value-type="time">
            <text:p>00:36:36</text:p>
          </table:table-cell>
          <table:table-cell table:style-name="ce6" table:number-columns-repeated="2"/>
          <table:table-cell table:style-name="ce6" office:value-type="time" office:time-value="PT00H48M53S" calcext:value-type="time">
            <text:p>00:48:53</text:p>
          </table:table-cell>
          <table:table-cell table:style-name="ce6" table:number-columns-repeated="2"/>
          <table:table-cell table:style-name="ce6" office:value-type="time" office:time-value="PT00H28M30S" calcext:value-type="time">
            <text:p>00:28:30</text:p>
          </table:table-cell>
          <table:table-cell table:style-name="ce6" table:number-columns-repeated="2"/>
          <table:table-cell table:style-name="ce6" office:value-type="time" office:time-value="PT00H33M51S" calcext:value-type="time">
            <text:p>00:33:51</text:p>
          </table:table-cell>
          <table:table-cell table:style-name="ce6" table:number-columns-repeated="2"/>
          <table:table-cell table:style-name="ce6" office:value-type="time" office:time-value="PT00H28M16S" calcext:value-type="time">
            <text:p>00:28:16</text:p>
          </table:table-cell>
          <table:table-cell table:style-name="ce6" table:number-columns-repeated="2"/>
          <table:table-cell table:style-name="ce6" office:value-type="time" office:time-value="PT00H17M47S" calcext:value-type="time">
            <text:p>00:17:47</text:p>
          </table:table-cell>
          <table:table-cell table:style-name="ce6" table:number-columns-repeated="2"/>
          <table:table-cell table:style-name="ce6" office:value-type="time" office:time-value="PT00H27M08S" calcext:value-type="time">
            <text:p>00:27:08</text:p>
          </table:table-cell>
          <table:table-cell table:style-name="ce6" table:number-columns-repeated="2"/>
          <table:table-cell table:style-name="ce6" office:value-type="time" office:time-value="PT00H20M26S" calcext:value-type="time">
            <text:p>00:20:26</text:p>
          </table:table-cell>
          <table:table-cell table:style-name="ce6" table:number-columns-repeated="2"/>
          <table:table-cell table:style-name="ce6" office:value-type="time" office:time-value="PT00H19M03S" calcext:value-type="time">
            <text:p>00:19:03</text:p>
          </table:table-cell>
          <table:table-cell table:style-name="ce6" table:number-columns-repeated="2"/>
          <table:table-cell table:style-name="ce6" office:value-type="time" office:time-value="PT00H31M13S" calcext:value-type="time">
            <text:p>00:31:13</text:p>
          </table:table-cell>
          <table:table-cell table:style-name="ce6" table:number-columns-repeated="2"/>
          <table:table-cell table:style-name="ce6" office:value-type="time" office:time-value="PT00H11M57S" calcext:value-type="time">
            <text:p>00:11:57</text:p>
          </table:table-cell>
          <table:table-cell table:style-name="ce6" table:number-columns-repeated="2"/>
          <table:table-cell table:style-name="ce6" office:value-type="time" office:time-value="PT00H34M28S" calcext:value-type="time">
            <text:p>00:34:28</text:p>
          </table:table-cell>
          <table:table-cell table:style-name="ce6" table:number-columns-repeated="2"/>
          <table:table-cell table:style-name="ce6" office:value-type="time" office:time-value="PT00H47M33S" calcext:value-type="time">
            <text:p>00:47:33</text:p>
          </table:table-cell>
          <table:table-cell table:style-name="ce6" table:number-columns-repeated="2"/>
          <table:table-cell table:style-name="ce6" office:value-type="time" office:time-value="PT00H36M06S" calcext:value-type="time">
            <text:p>00:36:06</text:p>
          </table:table-cell>
          <table:table-cell table:style-name="ce6" table:number-columns-repeated="2"/>
          <table:table-cell table:style-name="ce6" office:value-type="time" office:time-value="PT00H51M44S" calcext:value-type="time">
            <text:p>00:51:44</text:p>
          </table:table-cell>
          <table:table-cell table:style-name="ce6" table:number-columns-repeated="2"/>
          <table:table-cell table:style-name="ce6" office:value-type="time" office:time-value="PT01H00M21S" calcext:value-type="time">
            <text:p>01:00:21</text:p>
          </table:table-cell>
          <table:table-cell table:style-name="ce6" table:number-columns-repeated="2"/>
          <table:table-cell table:style-name="ce6" office:value-type="time" office:time-value="PT00H53M35S" calcext:value-type="time">
            <text:p>00:53:35</text:p>
          </table:table-cell>
          <table:table-cell table:style-name="ce6" table:number-columns-repeated="2"/>
          <table:table-cell table:style-name="ce6" office:value-type="time" office:time-value="PT00H40M29S" calcext:value-type="time">
            <text:p>00:40:29</text:p>
          </table:table-cell>
          <table:table-cell table:style-name="ce6" table:number-columns-repeated="2"/>
          <table:table-cell table:style-name="ce6" office:value-type="time" office:time-value="PT00H49M57S" calcext:value-type="time">
            <text:p>00:49:57</text:p>
          </table:table-cell>
          <table:table-cell table:style-name="ce6" table:number-columns-repeated="2"/>
          <table:table-cell table:style-name="ce6" office:value-type="time" office:time-value="PT00H41M11S" calcext:value-type="time">
            <text:p>00:41:11</text:p>
          </table:table-cell>
          <table:table-cell table:style-name="ce6"/>
          <table:table-cell table:number-columns-repeated="8"/>
        </table:table-row>
        <table:table-row table:style-name="ro2">
          <table:table-cell table:style-name="ce2" office:value-type="string" calcext:value-type="string">
            <text:p>Length between intro and outro</text:p>
          </table:table-cell>
          <table:table-cell/>
          <table:table-cell table:style-name="ce6" table:formula="of:=[.C10]-[.C5]" office:value-type="time" office:time-value="PT00H21M33S" calcext:value-type="time">
            <text:p>00:21:33</text:p>
          </table:table-cell>
          <table:table-cell table:style-name="ce6" table:number-columns-repeated="2"/>
          <table:table-cell table:style-name="ce6" table:formula="of:=[.F12]-[.F5]" office:value-type="time" office:time-value="PT00H38M20S" calcext:value-type="time">
            <text:p>00:38:20</text:p>
          </table:table-cell>
          <table:table-cell table:style-name="ce6" table:number-columns-repeated="2"/>
          <table:table-cell table:style-name="ce6" table:formula="of:=[.I11]-[.I5]" office:value-type="time" office:time-value="PT00H16M53S" calcext:value-type="time">
            <text:p>00:16:53</text:p>
          </table:table-cell>
          <table:table-cell table:style-name="ce6" table:number-columns-repeated="2"/>
          <table:table-cell table:style-name="ce6" table:formula="of:=[.L10]-[.L5]" office:value-type="time" office:time-value="PT00H27M45S" calcext:value-type="time">
            <text:p>00:27:45</text:p>
          </table:table-cell>
          <table:table-cell table:style-name="ce6" table:number-columns-repeated="2"/>
          <table:table-cell table:style-name="ce6" table:formula="of:=[.O10]-[.O5]" office:value-type="time" office:time-value="PT00H19M38S" calcext:value-type="time">
            <text:p>00:19:38</text:p>
          </table:table-cell>
          <table:table-cell table:style-name="ce6" table:number-columns-repeated="2"/>
          <table:table-cell table:style-name="ce6" table:formula="of:=[.R9]-[.R5]" office:value-type="time" office:time-value="PT00H08M00S" calcext:value-type="time">
            <text:p>00:08:00</text:p>
          </table:table-cell>
          <table:table-cell table:style-name="ce6" table:number-columns-repeated="2"/>
          <table:table-cell table:style-name="ce6" table:formula="of:=[.U12]-[.U5]" office:value-type="time" office:time-value="PT00H23M25S" calcext:value-type="time">
            <text:p>00:23:25</text:p>
          </table:table-cell>
          <table:table-cell table:style-name="ce6" table:number-columns-repeated="2"/>
          <table:table-cell table:style-name="ce6" table:formula="of:=[.X10]-[.X5]" office:value-type="time" office:time-value="PT00H13M25S" calcext:value-type="time">
            <text:p>00:13:25</text:p>
          </table:table-cell>
          <table:table-cell table:style-name="ce6" table:number-columns-repeated="2"/>
          <table:table-cell table:style-name="ce6" table:formula="of:=[.AA11]-[.AA5]" office:value-type="time" office:time-value="PT00H15M40S" calcext:value-type="time">
            <text:p>00:15:40</text:p>
          </table:table-cell>
          <table:table-cell table:style-name="ce6" table:number-columns-repeated="2"/>
          <table:table-cell table:style-name="ce6" table:formula="of:=[.AD10]-[.AD5]" office:value-type="time" office:time-value="PT00H24M15S" calcext:value-type="time">
            <text:p>00:24:15</text:p>
          </table:table-cell>
          <table:table-cell table:style-name="ce6" table:number-columns-repeated="2"/>
          <table:table-cell table:style-name="ce6" table:formula="of:=[.AG9]-[.AG4]" office:value-type="time" office:time-value="PT00H11M07S" calcext:value-type="time">
            <text:p>00:11:07</text:p>
          </table:table-cell>
          <table:table-cell table:style-name="ce6" table:number-columns-repeated="2"/>
          <table:table-cell table:style-name="ce6" table:formula="of:=[.AJ10]-[.AJ5]" office:value-type="time" office:time-value="PT00H24M22S" calcext:value-type="time">
            <text:p>00:24:22</text:p>
          </table:table-cell>
          <table:table-cell table:style-name="ce6" table:number-columns-repeated="2"/>
          <table:table-cell table:style-name="ce6" table:formula="of:=[.AM13]-[.AM5]" office:value-type="time" office:time-value="PT00H45M05S" calcext:value-type="time">
            <text:p>00:45:05</text:p>
          </table:table-cell>
          <table:table-cell table:style-name="ce6" table:number-columns-repeated="2"/>
          <table:table-cell table:style-name="ce6" table:formula="of:=[.AP12]-[.AP5]" office:value-type="time" office:time-value="PT00H33M09S" calcext:value-type="time">
            <text:p>00:33:09</text:p>
          </table:table-cell>
          <table:table-cell table:style-name="ce6" table:number-columns-repeated="2"/>
          <table:table-cell table:style-name="ce6" table:formula="of:=[.AS14]-[.AS5]" office:value-type="time" office:time-value="PT00H49M28S" calcext:value-type="time">
            <text:p>00:49:28</text:p>
          </table:table-cell>
          <table:table-cell table:style-name="ce6" table:number-columns-repeated="2"/>
          <table:table-cell table:style-name="ce6" table:formula="of:=[.AV10]-[.AV5]" office:value-type="time" office:time-value="PT00H47M03S" calcext:value-type="time">
            <text:p>00:47:03</text:p>
          </table:table-cell>
          <table:table-cell table:style-name="ce6" table:number-columns-repeated="2"/>
          <table:table-cell table:style-name="ce6" table:formula="of:=[.AY14]-[.AY5]" office:value-type="time" office:time-value="PT00H50M08S" calcext:value-type="time">
            <text:p>00:50:08</text:p>
          </table:table-cell>
          <table:table-cell table:style-name="ce6" table:number-columns-repeated="2"/>
          <table:table-cell table:style-name="ce6" table:formula="of:=[.BB13]-[.BB5]" office:value-type="time" office:time-value="PT00H36M40S" calcext:value-type="time">
            <text:p>00:36:40</text:p>
          </table:table-cell>
          <table:table-cell table:style-name="ce6" table:number-columns-repeated="2"/>
          <table:table-cell table:style-name="ce6" table:formula="of:=[.BE14]-[.BE5]" office:value-type="time" office:time-value="PT00H38M30S" calcext:value-type="time">
            <text:p>00:38:30</text:p>
          </table:table-cell>
          <table:table-cell table:style-name="ce6" table:number-columns-repeated="2"/>
          <table:table-cell table:style-name="ce6" table:formula="of:=[.BH11]-[.BH5]" office:value-type="time" office:time-value="PT00H35M20S" calcext:value-type="time">
            <text:p>00:35:20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2" office:value-type="string" calcext:value-type="string">
            <text:p>Identifiable segments</text:p>
          </table:table-cell>
          <table:table-cell office:value-type="float" office:value="7" calcext:value-type="float">
            <text:p>7</text:p>
          </table:table-cell>
          <table:table-cell table:style-name="ce6" table:number-columns-repeated="2"/>
          <table:table-cell office:value-type="float" office:value="9" calcext:value-type="float">
            <text:p>9</text:p>
          </table:table-cell>
          <table:table-cell table:style-name="ce6"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6"/>
          <table:table-cell table:number-columns-repeated="8"/>
        </table:table-row>
        <table:table-row table:style-name="ro2">
          <table:table-cell table:style-name="ce2" office:value-type="string" calcext:value-type="string">
            <text:p>Segments excluding intro and outro</text:p>
          </table:table-cell>
          <table:table-cell office:value-type="float" office:value="5" calcext:value-type="float">
            <text:p>5</text:p>
          </table:table-cell>
          <table:table-cell table:style-name="ce6" table:number-columns-repeated="2"/>
          <table:table-cell office:value-type="float" office:value="7" calcext:value-type="float">
            <text:p>7</text:p>
          </table:table-cell>
          <table:table-cell table:style-name="ce6"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ce6"/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ce6" table:number-columns-repeated="2"/>
          <table:table-cell/>
          <table:table-cell table:style-name="ce6" table:number-columns-repeated="2"/>
          <table:table-cell table:number-columns-repeated="62"/>
        </table:table-row>
        <table:table-row table:style-name="ro1" table:number-rows-repeated="11">
          <table:table-cell table:number-columns-repeated="2"/>
          <table:table-cell table:style-name="ce6" table:number-columns-repeated="2"/>
          <table:table-cell table:number-columns-repeated="65"/>
        </table:table-row>
        <table:table-row table:style-name="ro1" table:number-rows-repeated="1048541">
          <table:table-cell table:number-columns-repeated="69"/>
        </table:table-row>
        <table:table-row table:style-name="ro1">
          <table:table-cell table:number-columns-repeated="6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0000-00-00T00:00:01.984573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2:41:15.201708000</meta:creation-date>
    <dc:date>2016-03-31T17:44:33.838814000</dc:date>
    <meta:editing-duration>PT4H35M55S</meta:editing-duration>
    <meta:editing-cycles>13</meta:editing-cycles>
    <meta:generator>LibreOffice/4.1.2.3$MacOSX_x86 LibreOffice_project/40b2d7fde7e8d2d7bc5a449dc65df4d08a7dd38</meta:generator>
    <meta:document-statistic meta:table-count="1" meta:cell-count="662" meta:object-count="0"/>
  </office:meta>
</office:document-meta>
</file>